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weight="bold" officeooo:rsid="001b5ef3" officeooo:paragraph-rsid="001b5ef3" style:font-weight-asian="bold" style:font-weight-complex="bold"/>
    </style:style>
    <style:style style:name="P2" style:family="paragraph" style:parent-style-name="Standard">
      <style:paragraph-properties fo:line-height="115%" fo:text-align="justify" style:justify-single-word="false" style:writing-mode="lr-tb"/>
      <style:text-properties fo:font-weight="bold" officeooo:rsid="0019ae7b" officeooo:paragraph-rsid="0019ae7b" style:font-weight-asian="bold" style:font-weight-complex="bold"/>
    </style:style>
    <style:style style:name="P3" style:family="paragraph" style:parent-style-name="Standard">
      <style:paragraph-properties fo:line-height="115%" fo:text-align="justify" style:justify-single-word="false" style:writing-mode="lr-tb"/>
      <style:text-properties fo:font-weight="bold" officeooo:rsid="00203fe8" officeooo:paragraph-rsid="00203fe8" style:font-weight-asian="bold" style:font-weight-complex="bold"/>
    </style:style>
    <style:style style:name="P4" style:family="paragraph" style:parent-style-name="Standard">
      <style:paragraph-properties fo:line-height="115%" fo:text-align="justify" style:justify-single-word="false" style:writing-mode="lr-tb"/>
      <style:text-properties fo:font-weight="bold" officeooo:rsid="003171d7" officeooo:paragraph-rsid="003171d7" style:font-weight-asian="bold" style:font-weight-complex="bold"/>
    </style:style>
    <style:style style:name="P5" style:family="paragraph" style:parent-style-name="Standard">
      <style:paragraph-properties fo:line-height="115%" fo:text-align="justify" style:justify-single-word="false" style:writing-mode="lr-tb"/>
      <style:text-properties fo:font-weight="bold" officeooo:rsid="0035bd6c" officeooo:paragraph-rsid="0035bd6c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 style:writing-mode="lr-tb"/>
      <style:text-properties fo:font-weight="normal" officeooo:rsid="001ece13" officeooo:paragraph-rsid="001ece13" style:font-weight-asian="normal" style:font-weight-complex="normal"/>
    </style:style>
    <style:style style:name="P7" style:family="paragraph" style:parent-style-name="Standard">
      <style:paragraph-properties fo:line-height="115%" fo:text-align="justify" style:justify-single-word="false" style:writing-mode="lr-tb"/>
      <style:text-properties fo:font-weight="normal" officeooo:rsid="00203fe8" officeooo:paragraph-rsid="00203fe8" style:font-weight-asian="normal" style:font-weight-complex="normal"/>
    </style:style>
    <style:style style:name="P8" style:family="paragraph" style:parent-style-name="Standard">
      <style:paragraph-properties fo:line-height="115%" fo:text-align="justify" style:justify-single-word="false" style:writing-mode="lr-tb"/>
      <style:text-properties fo:font-weight="normal" officeooo:rsid="002a9e64" officeooo:paragraph-rsid="002a9e64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 style:writing-mode="lr-tb"/>
      <style:text-properties fo:font-weight="normal" officeooo:rsid="002abd47" officeooo:paragraph-rsid="002b1b44" style:font-weight-asian="normal" style:font-weight-complex="normal"/>
    </style:style>
    <style:style style:name="P10" style:family="paragraph" style:parent-style-name="Standard">
      <style:paragraph-properties fo:line-height="115%" fo:text-align="justify" style:justify-single-word="false" style:writing-mode="lr-tb"/>
      <style:text-properties fo:font-weight="normal" officeooo:rsid="002b1b44" officeooo:paragraph-rsid="002b1b44" style:font-weight-asian="normal" style:font-weight-complex="normal"/>
    </style:style>
    <style:style style:name="P11" style:family="paragraph" style:parent-style-name="Standard">
      <style:paragraph-properties fo:line-height="115%" fo:text-align="justify" style:justify-single-word="false" style:writing-mode="lr-tb"/>
      <style:text-properties fo:font-weight="normal" officeooo:rsid="003171d7" officeooo:paragraph-rsid="003171d7" style:font-weight-asian="normal" style:font-weight-complex="normal"/>
    </style:style>
    <style:style style:name="P12" style:family="paragraph" style:parent-style-name="Standard">
      <style:paragraph-properties fo:line-height="115%" fo:text-align="justify" style:justify-single-word="false" style:writing-mode="lr-tb"/>
      <style:text-properties fo:font-weight="normal" officeooo:rsid="0034e07c" officeooo:paragraph-rsid="0034e07c" style:font-weight-asian="normal" style:font-weight-complex="normal"/>
    </style:style>
    <style:style style:name="P13" style:family="paragraph" style:parent-style-name="Standard">
      <style:paragraph-properties fo:line-height="115%" fo:text-align="justify" style:justify-single-word="false" style:writing-mode="lr-tb"/>
      <style:text-properties fo:font-weight="normal" officeooo:rsid="0035bd6c" officeooo:paragraph-rsid="0035bd6c" style:font-weight-asian="normal" style:font-weight-complex="normal"/>
    </style:style>
    <style:style style:name="P14" style:family="paragraph" style:parent-style-name="Standard">
      <style:paragraph-properties fo:line-height="115%" fo:text-align="justify" style:justify-single-word="false" style:writing-mode="lr-tb"/>
      <style:text-properties officeooo:rsid="003171d7" officeooo:paragraph-rsid="003171d7"/>
    </style:style>
    <style:style style:name="P15" style:family="paragraph" style:parent-style-name="Standard" style:list-style-name="L1">
      <style:paragraph-properties fo:line-height="115%" fo:text-align="justify" style:justify-single-word="false" style:writing-mode="lr-tb"/>
      <style:text-properties fo:font-weight="normal" officeooo:rsid="001d0ba6" officeooo:paragraph-rsid="001d0ba6" style:font-weight-asian="normal" style:font-weight-complex="normal"/>
    </style:style>
    <style:style style:name="P16" style:family="paragraph" style:parent-style-name="Standard" style:list-style-name="L1">
      <style:paragraph-properties fo:line-height="115%" fo:text-align="justify" style:justify-single-word="false" style:writing-mode="lr-tb"/>
      <style:text-properties fo:font-weight="normal" officeooo:rsid="001d320c" officeooo:paragraph-rsid="001d320c" style:font-weight-asian="normal" style:font-weight-complex="normal"/>
    </style:style>
    <style:style style:name="P17" style:family="paragraph" style:parent-style-name="Standard" style:list-style-name="L2">
      <style:paragraph-properties fo:line-height="115%" fo:text-align="justify" style:justify-single-word="false" style:writing-mode="lr-tb"/>
      <style:text-properties fo:font-weight="normal" officeooo:rsid="0021d9b6" officeooo:paragraph-rsid="002235ec" style:font-weight-asian="normal" style:font-weight-complex="normal"/>
    </style:style>
    <style:style style:name="P18" style:family="paragraph" style:parent-style-name="Standard" style:list-style-name="L2">
      <style:paragraph-properties fo:line-height="115%" fo:text-align="justify" style:justify-single-word="false" style:writing-mode="lr-tb"/>
      <style:text-properties fo:font-weight="normal" officeooo:rsid="002235ec" officeooo:paragraph-rsid="002235ec" style:font-weight-asian="normal" style:font-weight-complex="normal"/>
    </style:style>
    <style:style style:name="P19" style:family="paragraph" style:parent-style-name="Standard" style:list-style-name="L1">
      <style:paragraph-properties fo:line-height="115%" fo:text-align="justify" style:justify-single-word="false" style:writing-mode="lr-tb"/>
      <style:text-properties fo:font-weight="normal" officeooo:rsid="00391183" officeooo:paragraph-rsid="00391183" style:font-weight-asian="normal" style:font-weight-complex="normal"/>
    </style:style>
    <style:style style:name="P20" style:family="paragraph" style:parent-style-name="Standard">
      <style:paragraph-properties fo:line-height="115%" fo:text-align="justify" style:justify-single-word="false" style:writing-mode="lr-tb"/>
      <style:text-properties fo:font-weight="normal" officeooo:rsid="003dfdbb" officeooo:paragraph-rsid="003dfdbb" style:font-weight-asian="normal" style:font-weight-complex="normal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fo:font-weight="normal" officeooo:rsid="003dfdbb" officeooo:paragraph-rsid="004124a3" style:font-weight-asian="normal" style:font-weight-complex="normal"/>
    </style:style>
    <style:style style:name="P22" style:family="paragraph" style:parent-style-name="Standard">
      <style:paragraph-properties fo:line-height="115%" fo:text-align="justify" style:justify-single-word="false" style:writing-mode="lr-tb"/>
      <style:text-properties fo:font-weight="normal" officeooo:rsid="003fb429" officeooo:paragraph-rsid="003fb429" style:font-weight-asian="normal" style:font-weight-complex="normal"/>
    </style:style>
    <style:style style:name="P23" style:family="paragraph" style:parent-style-name="Standard">
      <style:paragraph-properties fo:line-height="115%" fo:text-align="justify" style:justify-single-word="false" style:writing-mode="lr-tb"/>
      <style:text-properties fo:font-weight="normal" officeooo:rsid="003fb429" officeooo:paragraph-rsid="004124a3" style:font-weight-asian="normal" style:font-weight-complex="normal"/>
    </style:style>
    <style:style style:name="P24" style:family="paragraph" style:parent-style-name="Standard">
      <style:paragraph-properties fo:line-height="115%" fo:text-align="justify" style:justify-single-word="false" style:writing-mode="lr-tb"/>
      <style:text-properties fo:font-weight="normal" officeooo:rsid="004124a3" officeooo:paragraph-rsid="004124a3" style:font-weight-asian="normal" style:font-weight-complex="normal"/>
    </style:style>
    <style:style style:name="P25" style:family="paragraph" style:parent-style-name="Standard" style:list-style-name="L4">
      <style:paragraph-properties fo:line-height="115%" fo:text-align="justify" style:justify-single-word="false" style:writing-mode="lr-tb"/>
      <style:text-properties fo:font-weight="normal" officeooo:rsid="00422a63" officeooo:paragraph-rsid="00422a63" style:font-weight-asian="normal" style:font-weight-complex="normal"/>
    </style:style>
    <style:style style:name="P26" style:family="paragraph" style:parent-style-name="Standard" style:list-style-name="L4">
      <style:paragraph-properties fo:line-height="115%" fo:text-align="justify" style:justify-single-word="false" style:writing-mode="lr-tb"/>
      <style:text-properties fo:font-weight="normal" officeooo:rsid="00440e49" officeooo:paragraph-rsid="00440e49" style:font-weight-asian="normal" style:font-weight-complex="normal"/>
    </style:style>
    <style:style style:name="P27" style:family="paragraph" style:parent-style-name="Standard">
      <style:paragraph-properties fo:line-height="115%" fo:text-align="justify" style:justify-single-word="false" style:writing-mode="lr-tb"/>
      <style:text-properties fo:font-weight="normal" officeooo:rsid="0045e43a" officeooo:paragraph-rsid="0045e43a" style:font-weight-asian="normal" style:font-weight-complex="normal"/>
    </style:style>
    <style:style style:name="P28" style:family="paragraph" style:parent-style-name="Standard" style:list-style-name="L5">
      <style:paragraph-properties fo:line-height="115%" fo:text-align="justify" style:justify-single-word="false" style:writing-mode="lr-tb"/>
      <style:text-properties fo:font-weight="normal" officeooo:rsid="0019ae7b" officeooo:paragraph-rsid="0045e43a" style:font-weight-asian="normal" style:font-weight-complex="normal"/>
    </style:style>
    <style:style style:name="P29" style:family="paragraph" style:parent-style-name="Standard" style:list-style-name="L5">
      <style:paragraph-properties fo:line-height="115%" fo:text-align="justify" style:justify-single-word="false" style:writing-mode="lr-tb"/>
      <style:text-properties fo:font-weight="normal" officeooo:rsid="0047a8c4" officeooo:paragraph-rsid="0047a8c4" style:font-weight-asian="normal" style:font-weight-complex="normal"/>
    </style:style>
    <style:style style:name="P30" style:family="paragraph" style:parent-style-name="Standard" style:list-style-name="L5">
      <style:paragraph-properties fo:line-height="115%" fo:text-align="justify" style:justify-single-word="false" style:writing-mode="lr-tb"/>
      <style:text-properties fo:font-weight="normal" officeooo:rsid="0049ea80" officeooo:paragraph-rsid="0049ea80" style:font-weight-asian="normal" style:font-weight-complex="normal"/>
    </style:style>
    <style:style style:name="P31" style:family="paragraph" style:parent-style-name="Standard">
      <style:paragraph-properties fo:line-height="115%" fo:text-align="justify" style:justify-single-word="false" style:writing-mode="lr-tb"/>
      <style:text-properties fo:font-weight="normal" officeooo:rsid="0049ea80" officeooo:paragraph-rsid="0049ea80" style:font-weight-asian="normal" style:font-weight-complex="normal"/>
    </style:style>
    <style:style style:name="P32" style:family="paragraph" style:parent-style-name="Standard">
      <style:paragraph-properties fo:line-height="115%" fo:text-align="justify" style:justify-single-word="false" style:writing-mode="lr-tb"/>
      <style:text-properties fo:font-weight="normal" officeooo:rsid="004ee0c3" officeooo:paragraph-rsid="004ee0c3" style:font-weight-asian="normal" style:font-weight-complex="normal"/>
    </style:style>
    <style:style style:name="P33" style:family="paragraph" style:parent-style-name="Standard">
      <style:paragraph-properties fo:line-height="115%" fo:text-align="justify" style:justify-single-word="false" style:writing-mode="lr-tb"/>
      <style:text-properties fo:font-weight="normal" officeooo:rsid="00507565" officeooo:paragraph-rsid="00507565" style:font-weight-asian="normal" style:font-weight-complex="normal"/>
    </style:style>
    <style:style style:name="P34" style:family="paragraph" style:parent-style-name="Standard">
      <style:paragraph-properties fo:line-height="115%" fo:text-align="justify" style:justify-single-word="false" style:writing-mode="lr-tb"/>
      <style:text-properties fo:font-weight="normal" officeooo:rsid="00507565" officeooo:paragraph-rsid="00526450" style:font-weight-asian="normal" style:font-weight-complex="normal"/>
    </style:style>
    <style:style style:name="P35" style:family="paragraph" style:parent-style-name="Standard" style:list-style-name="L8">
      <style:paragraph-properties fo:line-height="115%" fo:text-align="justify" style:justify-single-word="false" style:writing-mode="lr-tb"/>
      <style:text-properties fo:font-weight="normal" officeooo:rsid="0050805b" officeooo:paragraph-rsid="0050805b" style:font-weight-asian="normal" style:font-weight-complex="normal"/>
    </style:style>
    <style:style style:name="P36" style:family="paragraph" style:parent-style-name="Standard" style:list-style-name="L8">
      <style:paragraph-properties fo:line-height="115%" fo:text-align="justify" style:justify-single-word="false" style:writing-mode="lr-tb"/>
      <style:text-properties fo:font-weight="normal" officeooo:rsid="005099d8" officeooo:paragraph-rsid="005099d8" style:font-weight-asian="normal" style:font-weight-complex="normal"/>
    </style:style>
    <style:style style:name="P37" style:family="paragraph" style:parent-style-name="Standard" style:list-style-name="L8">
      <style:paragraph-properties fo:line-height="115%" fo:text-align="justify" style:justify-single-word="false" style:writing-mode="lr-tb"/>
      <style:text-properties fo:font-weight="normal" officeooo:rsid="00526450" officeooo:paragraph-rsid="00526450" style:font-weight-asian="normal" style:font-weight-complex="normal"/>
    </style:style>
    <style:style style:name="P38" style:family="paragraph" style:parent-style-name="Standard">
      <style:paragraph-properties fo:line-height="115%" fo:text-align="justify" style:justify-single-word="false" style:writing-mode="lr-tb"/>
      <style:text-properties fo:font-weight="normal" officeooo:rsid="0053cfa0" officeooo:paragraph-rsid="0053cfa0" style:font-weight-asian="normal" style:font-weight-complex="normal"/>
    </style:style>
    <style:style style:name="P39" style:family="paragraph" style:parent-style-name="Standard">
      <style:paragraph-properties fo:line-height="115%" fo:text-align="justify" style:justify-single-word="false" style:writing-mode="lr-tb"/>
      <style:text-properties fo:font-weight="normal" officeooo:rsid="005591f8" officeooo:paragraph-rsid="0056f041" style:font-weight-asian="normal" style:font-weight-complex="normal"/>
    </style:style>
    <style:style style:name="P40" style:family="paragraph" style:parent-style-name="Standard">
      <style:paragraph-properties fo:line-height="115%" fo:text-align="justify" style:justify-single-word="false" style:writing-mode="lr-tb"/>
      <style:text-properties fo:font-weight="normal" officeooo:rsid="0056f041" officeooo:paragraph-rsid="0056f041" style:font-weight-asian="normal" style:font-weight-complex="normal"/>
    </style:style>
    <style:style style:name="P41" style:family="paragraph" style:parent-style-name="Standard">
      <style:paragraph-properties fo:line-height="115%" fo:text-align="justify" style:justify-single-word="false" style:writing-mode="lr-tb"/>
      <style:text-properties fo:font-weight="normal" officeooo:rsid="005850d1" officeooo:paragraph-rsid="005850d1" style:font-weight-asian="normal" style:font-weight-complex="normal"/>
    </style:style>
    <style:style style:name="P42" style:family="paragraph" style:parent-style-name="Standard">
      <style:paragraph-properties fo:line-height="115%" fo:text-align="justify" style:justify-single-word="false" style:writing-mode="lr-tb"/>
      <style:text-properties fo:font-weight="normal" officeooo:rsid="005a6876" officeooo:paragraph-rsid="005a6876" style:font-weight-asian="normal" style:font-weight-complex="normal"/>
    </style:style>
    <style:style style:name="P43" style:family="paragraph" style:parent-style-name="Standard">
      <style:paragraph-properties fo:line-height="115%" fo:text-align="justify" style:justify-single-word="false" style:writing-mode="lr-tb"/>
      <style:text-properties fo:font-weight="normal" officeooo:rsid="005b0039" officeooo:paragraph-rsid="005b0039" style:font-weight-asian="normal" style:font-weight-complex="normal"/>
    </style:style>
    <style:style style:name="P44" style:family="paragraph" style:parent-style-name="Standard">
      <style:paragraph-properties fo:line-height="115%" fo:text-align="justify" style:justify-single-word="false" style:writing-mode="lr-tb"/>
      <style:text-properties fo:font-weight="normal" officeooo:rsid="005c6d85" officeooo:paragraph-rsid="005c6d85" style:font-weight-asian="normal" style:font-weight-complex="normal"/>
    </style:style>
    <style:style style:name="P45" style:family="paragraph" style:parent-style-name="Standard">
      <style:paragraph-properties fo:line-height="115%" fo:text-align="justify" style:justify-single-word="false" style:writing-mode="lr-tb"/>
      <style:text-properties fo:font-weight="normal" officeooo:rsid="005de786" officeooo:paragraph-rsid="005de786" style:font-weight-asian="normal" style:font-weight-complex="normal"/>
    </style:style>
    <style:style style:name="P46" style:family="paragraph" style:parent-style-name="Standard">
      <style:paragraph-properties fo:line-height="115%" fo:text-align="justify" style:justify-single-word="false" style:writing-mode="lr-tb"/>
      <style:text-properties fo:font-weight="normal" officeooo:rsid="005ef6c9" officeooo:paragraph-rsid="005ef6c9" style:font-weight-asian="normal" style:font-weight-complex="normal"/>
    </style:style>
    <style:style style:name="P47" style:family="paragraph" style:parent-style-name="Standard">
      <style:paragraph-properties fo:line-height="115%" fo:text-align="justify" style:justify-single-word="false" style:writing-mode="lr-tb"/>
      <style:text-properties fo:font-weight="normal" officeooo:rsid="0060c6e7" officeooo:paragraph-rsid="0060c6e7" style:font-weight-asian="normal" style:font-weight-complex="normal"/>
    </style:style>
    <style:style style:name="P48" style:family="paragraph" style:parent-style-name="Standard" style:list-style-name="L2">
      <style:paragraph-properties fo:line-height="115%" fo:text-align="justify" style:justify-single-word="false" style:writing-mode="lr-tb"/>
      <style:text-properties fo:font-weight="bold" officeooo:rsid="00203fe8" officeooo:paragraph-rsid="0021d9b6" style:font-weight-asian="bold" style:font-weight-complex="bold"/>
    </style:style>
    <style:style style:name="P49" style:family="paragraph" style:parent-style-name="Standard" style:list-style-name="L2">
      <style:paragraph-properties fo:line-height="115%" fo:text-align="justify" style:justify-single-word="false" style:writing-mode="lr-tb"/>
      <style:text-properties fo:font-weight="bold" officeooo:rsid="00203fe8" officeooo:paragraph-rsid="002235ec" style:font-weight-asian="bold" style:font-weight-complex="bold"/>
    </style:style>
    <style:style style:name="P50" style:family="paragraph" style:parent-style-name="Standard" style:list-style-name="L2">
      <style:paragraph-properties fo:line-height="115%" fo:text-align="justify" style:justify-single-word="false" style:writing-mode="lr-tb"/>
      <style:text-properties fo:font-weight="bold" officeooo:rsid="0021d9b6" officeooo:paragraph-rsid="0021d9b6" style:font-weight-asian="bold" style:font-weight-complex="bold"/>
    </style:style>
    <style:style style:name="P51" style:family="paragraph" style:parent-style-name="Standard" style:list-style-name="L2">
      <style:paragraph-properties fo:line-height="115%" fo:text-align="justify" style:justify-single-word="false" style:writing-mode="lr-tb"/>
      <style:text-properties fo:font-weight="bold" officeooo:rsid="002526ac" officeooo:paragraph-rsid="002526ac" style:font-weight-asian="bold" style:font-weight-complex="bold"/>
    </style:style>
    <style:style style:name="P52" style:family="paragraph" style:parent-style-name="Standard">
      <style:paragraph-properties fo:line-height="115%" fo:text-align="justify" style:justify-single-word="false" style:writing-mode="lr-tb"/>
      <style:text-properties fo:font-weight="bold" officeooo:rsid="0019ae7b" officeooo:paragraph-rsid="0019ae7b" style:font-weight-asian="bold" style:font-weight-complex="bold"/>
    </style:style>
    <style:style style:name="P53" style:family="paragraph" style:parent-style-name="Standard" style:list-style-name="L1">
      <style:paragraph-properties fo:line-height="115%" fo:text-align="justify" style:justify-single-word="false" style:writing-mode="lr-tb"/>
      <style:text-properties fo:font-weight="bold" officeooo:rsid="0019ae7b" officeooo:paragraph-rsid="001d320c" style:font-weight-asian="bold" style:font-weight-complex="bold"/>
    </style:style>
    <style:style style:name="P54" style:family="paragraph" style:parent-style-name="Standard">
      <style:paragraph-properties fo:line-height="115%" fo:text-align="justify" style:justify-single-word="false" style:writing-mode="lr-tb"/>
      <style:text-properties fo:font-weight="bold" officeooo:rsid="002bff88" officeooo:paragraph-rsid="002b1b44" style:font-weight-asian="bold" style:font-weight-complex="bold"/>
    </style:style>
    <style:style style:name="P55" style:family="paragraph" style:parent-style-name="Standard">
      <style:paragraph-properties fo:line-height="115%" fo:text-align="justify" style:justify-single-word="false" style:writing-mode="lr-tb"/>
      <style:text-properties fo:font-weight="bold" officeooo:rsid="003dfdbb" officeooo:paragraph-rsid="003dfdbb" style:font-weight-asian="bold" style:font-weight-complex="bold"/>
    </style:style>
    <style:style style:name="P56" style:family="paragraph" style:parent-style-name="Standard">
      <style:paragraph-properties fo:line-height="115%" fo:text-align="justify" style:justify-single-word="false" style:writing-mode="lr-tb"/>
      <style:text-properties fo:font-weight="bold" officeooo:rsid="003ffeee" officeooo:paragraph-rsid="003ffeee" style:font-weight-asian="bold" style:font-weight-complex="bold"/>
    </style:style>
    <style:style style:name="P57" style:family="paragraph" style:parent-style-name="Standard">
      <style:paragraph-properties fo:line-height="115%" fo:text-align="justify" style:justify-single-word="false" style:writing-mode="lr-tb"/>
      <style:text-properties fo:font-weight="bold" officeooo:rsid="00440e49" officeooo:paragraph-rsid="00440e49" style:font-weight-asian="bold" style:font-weight-complex="bold"/>
    </style:style>
    <style:style style:name="P58" style:family="paragraph" style:parent-style-name="Standard">
      <style:paragraph-properties fo:line-height="115%" fo:text-align="justify" style:justify-single-word="false" style:writing-mode="lr-tb"/>
      <style:text-properties fo:font-weight="bold" officeooo:rsid="004d0f3f" officeooo:paragraph-rsid="004d0f3f" style:font-weight-asian="bold" style:font-weight-complex="bold"/>
    </style:style>
    <style:style style:name="P59" style:family="paragraph" style:parent-style-name="Standard">
      <style:paragraph-properties fo:line-height="115%" fo:text-align="justify" style:justify-single-word="false" style:writing-mode="lr-tb"/>
      <style:text-properties fo:font-weight="bold" officeooo:rsid="0053cfa0" officeooo:paragraph-rsid="0053cfa0" style:font-weight-asian="bold" style:font-weight-complex="bold"/>
    </style:style>
    <style:style style:name="P60" style:family="paragraph" style:parent-style-name="Standard">
      <style:paragraph-properties fo:line-height="115%" fo:text-align="justify" style:justify-single-word="false" style:writing-mode="lr-tb"/>
      <style:text-properties fo:font-weight="bold" officeooo:rsid="0057defb" officeooo:paragraph-rsid="0057defb" style:font-weight-asian="bold" style:font-weight-complex="bold"/>
    </style:style>
    <style:style style:name="P61" style:family="paragraph" style:parent-style-name="Standard">
      <style:paragraph-properties fo:line-height="115%" fo:text-align="justify" style:justify-single-word="false" style:writing-mode="lr-tb"/>
      <style:text-properties fo:font-weight="bold" officeooo:rsid="005b0039" officeooo:paragraph-rsid="005b0039" style:font-weight-asian="bold" style:font-weight-complex="bold"/>
    </style:style>
    <style:style style:name="P62" style:family="paragraph" style:parent-style-name="Standard">
      <style:paragraph-properties fo:line-height="115%" fo:text-align="justify" style:justify-single-word="false" style:writing-mode="lr-tb"/>
      <style:text-properties fo:font-weight="bold" officeooo:rsid="005de786" officeooo:paragraph-rsid="005de786" style:font-weight-asian="bold" style:font-weight-complex="bold"/>
    </style:style>
    <style:style style:name="P63" style:family="paragraph" style:parent-style-name="Standard" style:list-style-name="L3">
      <style:paragraph-properties fo:line-height="115%" fo:text-align="justify" style:justify-single-word="false" style:writing-mode="lr-tb"/>
      <style:text-properties officeooo:paragraph-rsid="003fb429"/>
    </style:style>
    <style:style style:name="P64" style:family="paragraph" style:parent-style-name="Standard" style:list-style-name="L3">
      <style:paragraph-properties fo:line-height="115%" fo:text-align="justify" style:justify-single-word="false" style:writing-mode="lr-tb"/>
      <style:text-properties officeooo:rsid="003fb429" officeooo:paragraph-rsid="003fb429"/>
    </style:style>
    <style:style style:name="P65" style:family="paragraph" style:parent-style-name="Standard">
      <style:paragraph-properties fo:line-height="115%" fo:text-align="justify" style:justify-single-word="false" style:writing-mode="lr-tb"/>
      <style:text-properties officeooo:rsid="003fb429" officeooo:paragraph-rsid="003fb429"/>
    </style:style>
    <style:style style:name="P66" style:family="paragraph" style:parent-style-name="Standard">
      <style:paragraph-properties fo:line-height="115%" fo:text-align="justify" style:justify-single-word="false" style:writing-mode="lr-tb"/>
      <style:text-properties officeooo:rsid="003ffeee" officeooo:paragraph-rsid="003ffeee"/>
    </style:style>
    <style:style style:name="P67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fo:font-weight="normal" officeooo:rsid="00363913" officeooo:paragraph-rsid="00363913" style:font-weight-asian="normal" style:font-weight-complex="normal"/>
    </style:style>
    <style:style style:name="P68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fo:font-weight="normal" officeooo:rsid="00363913" officeooo:paragraph-rsid="0037d334" style:font-weight-asian="normal" style:font-weight-complex="normal"/>
    </style:style>
    <style:style style:name="P69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fo:font-weight="normal" officeooo:rsid="0037567f" officeooo:paragraph-rsid="0037567f" style:font-weight-asian="normal" style:font-weight-complex="normal"/>
    </style:style>
    <style:style style:name="P70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fo:font-weight="normal" officeooo:rsid="003833c4" officeooo:paragraph-rsid="003833c4" style:font-weight-asian="normal" style:font-weight-complex="normal"/>
    </style:style>
    <style:style style:name="P71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text-underline-style="solid" style:text-underline-width="auto" style:text-underline-color="font-color" fo:font-weight="normal" officeooo:rsid="001b5ef3" officeooo:paragraph-rsid="001b7a9a" style:font-weight-asian="normal" style:font-weight-complex="normal"/>
    </style:style>
    <style:style style:name="P72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fo:font-weight="bold" officeooo:rsid="0019ae7b" officeooo:paragraph-rsid="00363913" style:font-weight-asian="bold" style:font-weight-complex="bold"/>
    </style:style>
    <style:style style:name="T1" style:family="text">
      <style:text-properties officeooo:rsid="00203fe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d9b6" style:font-weight-asian="normal" style:font-weight-complex="normal"/>
    </style:style>
    <style:style style:name="T4" style:family="text">
      <style:text-properties fo:font-weight="normal" officeooo:rsid="002235ec" style:font-weight-asian="normal" style:font-weight-complex="normal"/>
    </style:style>
    <style:style style:name="T5" style:family="text">
      <style:text-properties fo:font-weight="normal" officeooo:rsid="0025e808" style:font-weight-asian="normal" style:font-weight-complex="normal"/>
    </style:style>
    <style:style style:name="T6" style:family="text">
      <style:text-properties fo:font-weight="normal" officeooo:rsid="003dfdbb" style:font-weight-asian="normal" style:font-weight-complex="normal"/>
    </style:style>
    <style:style style:name="T7" style:family="text">
      <style:text-properties fo:font-weight="normal" officeooo:rsid="003fb429" style:font-weight-asian="normal" style:font-weight-complex="normal"/>
    </style:style>
    <style:style style:name="T8" style:family="text">
      <style:text-properties officeooo:rsid="0026949f"/>
    </style:style>
    <style:style style:name="T9" style:family="text">
      <style:text-properties officeooo:rsid="002902b0"/>
    </style:style>
    <style:style style:name="T10" style:family="text">
      <style:text-properties officeooo:rsid="002abd47"/>
    </style:style>
    <style:style style:name="T11" style:family="text">
      <style:text-properties officeooo:rsid="002b1b44"/>
    </style:style>
    <style:style style:name="T12" style:family="text">
      <style:text-properties officeooo:rsid="0037567f"/>
    </style:style>
    <style:style style:name="T13" style:family="text">
      <style:text-properties officeooo:rsid="0037d334"/>
    </style:style>
    <style:style style:name="T14" style:family="text">
      <style:text-properties officeooo:rsid="003c1919"/>
    </style:style>
    <style:style style:name="T15" style:family="text">
      <style:text-properties officeooo:rsid="003fb429"/>
    </style:style>
    <style:style style:name="T16" style:family="text">
      <style:text-properties officeooo:rsid="004124a3"/>
    </style:style>
    <style:style style:name="T17" style:family="text">
      <style:text-properties officeooo:rsid="0048c830"/>
    </style:style>
    <style:style style:name="T18" style:family="text">
      <style:text-properties officeooo:rsid="0049ea80"/>
    </style:style>
    <style:style style:name="T19" style:family="text">
      <style:text-properties officeooo:rsid="004a6e04"/>
    </style:style>
    <style:style style:name="T20" style:family="text">
      <style:text-properties officeooo:rsid="004c91a6"/>
    </style:style>
    <style:style style:name="T21" style:family="text">
      <style:text-properties officeooo:rsid="0056f041"/>
    </style:style>
    <style:style style:name="T22" style:family="text">
      <style:text-properties officeooo:rsid="0057defb"/>
    </style:style>
    <style:style style:name="T23" style:family="text">
      <style:text-properties officeooo:rsid="005850d1"/>
    </style:style>
    <style:style style:name="T24" style:family="text">
      <style:text-properties officeooo:rsid="005c36c7"/>
    </style:style>
    <style:style style:name="T25" style:family="text">
      <style:text-properties officeooo:rsid="005ef6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s</text:p>
      <text:p text:style-name="P71">Customer Dashboard</text:p>
      <text:p text:style-name="P67">View My Account</text:p>
      <text:p text:style-name="P68">View My Orders</text:p>
      <text:p text:style-name="P67">View My Wishlist</text:p>
      <text:p text:style-name="P67">View My Reviews</text:p>
      <text:p text:style-name="P69">Re-order Items</text:p>
      <text:p text:style-name="P67">Update Settings</text:p>
      <text:p text:style-name="P72"/>
      <text:p text:style-name="P70">Reports &amp; Analytics</text:p>
      <text:p text:style-name="P70">Business Tools</text:p>
      <text:p text:style-name="P70"/>
      <text:p text:style-name="P2">User Stories</text:p>
      <text:list xml:id="list2798673355521475088" text:style-name="L1">
        <text:list-item>
          <text:p text:style-name="P15">As the customer, I want to be able to view the order<text:span text:style-name="T13">s</text:span> i've made so that I could track the status of my order. </text:p>
        </text:list-item>
        <text:list-item>
          <text:p text:style-name="P19">As the customer, I want to view the items in my wishlist</text:p>
        </text:list-item>
        <text:list-item>
          <text:p text:style-name="P19">As the customer, I want to view the reviews I submitted for the products I bought</text:p>
        </text:list-item>
        <text:list-item>
          <text:p text:style-name="P16">As the customer, I want to be able to re-order products i've ordered in the past</text:p>
        </text:list-item>
        <text:list-item>
          <text:p text:style-name="P19">As the customer, I want to update my profile settings</text:p>
          <text:p text:style-name="P53"/>
        </text:list-item>
      </text:list>
      <text:p text:style-name="P2">Use Case <text:span text:style-name="T8">#1</text:span></text:p>
      <text:p text:style-name="P6"><text:span text:style-name="T1">Name: </text:span>View order<text:span text:style-name="T14">s</text:span></text:p>
      <text:p text:style-name="P7">Actor: Customer</text:p>
      <text:p text:style-name="P3"><text:span text:style-name="T2">Pre-condition:</text:span> <text:span text:style-name="T2">The customer has an </text:span><text:span text:style-name="T6">order transaction</text:span></text:p>
      <text:p text:style-name="P7">Post-condition: The customer will be able to view the order status and details</text:p>
      <text:p text:style-name="P7">Main Course: </text:p>
      <text:list xml:id="list6298719563979967594" text:style-name="L2">
        <text:list-item>
          <text:p text:style-name="P48"><text:span text:style-name="T2">The use case begins when the customer logs in the customer dashboard </text:span><text:span text:style-name="T3">and is in the dashboard area</text:span></text:p>
        </text:list-item>
        <text:list-item>
          <text:p text:style-name="P17">The user clicks on “My orders” link in the navigation section</text:p>
        </text:list-item>
        <text:list-item>
          <text:p text:style-name="P49"><text:span text:style-name="T4">The system displays all orders with an open status the user made in the past</text:span><text:span text:style-name="T3"> <text:s/></text:span><text:span text:style-name="T2"><text:s/></text:span></text:p>
        </text:list-item>
        <text:list-item>
          <text:p text:style-name="P50"><text:span text:style-name="T2">The user </text:span><text:span text:style-name="T4">selects the order he wants to view</text:span></text:p>
        </text:list-item>
        <text:list-item>
          <text:p text:style-name="P18">The system displays the order's status and details.</text:p>
        </text:list-item>
        <text:list-item>
          <text:p text:style-name="P51"><text:span text:style-name="T2">The use case </text:span><text:span text:style-name="T5">exits</text:span></text:p>
        </text:list-item>
      </text:list>
      <text:p text:style-name="P2"/>
      <text:p text:style-name="P55">Use Case #2</text:p>
      <text:p text:style-name="P20">Name: View Wishlist</text:p>
      <text:p text:style-name="P20">Actor: Customer</text:p>
      <text:p text:style-name="P20">Pre-condition: The customer <text:span text:style-name="T15">is logged in and is in the customer dashboard</text:span></text:p>
      <text:p text:style-name="P22">Post-condition: The customer will be able to view the items he added to wishlist</text:p>
      <text:p text:style-name="P22">Main Course:</text:p>
      <text:list xml:id="list8524382910766793589" text:style-name="L3">
        <text:list-item>
          <text:p text:style-name="P63"><text:span text:style-name="T7">The use case begins when the customer logs in the customer dashboard.</text:span></text:p>
        </text:list-item>
        <text:list-item>
          <text:p text:style-name="P64"><text:span text:style-name="T2">The user clicks on “My Wishlist” link in the navigation section</text:span></text:p>
        </text:list-item>
        <text:list-item>
          <text:p text:style-name="P64"><text:span text:style-name="T2">The system displays all items in the wishlist of the user</text:span></text:p>
        </text:list-item>
        <text:list-item>
          <text:p text:style-name="P64"><text:soft-page-break/><text:span text:style-name="T2">The user sees all items he added in wishlist</text:span></text:p>
        </text:list-item>
        <text:list-item>
          <text:p text:style-name="P64"><text:span text:style-name="T2">The use case exits. </text:span></text:p>
        </text:list-item>
      </text:list>
      <text:p text:style-name="P65"/>
      <text:p text:style-name="P56">Use Case #3</text:p>
      <text:p text:style-name="P66"><text:span text:style-name="T2">Name: View Reviews</text:span></text:p>
      <text:p text:style-name="P66"><text:span text:style-name="T2">Actor: Customer</text:span></text:p>
      <text:p text:style-name="P66"><text:span text:style-name="T2">Pre-condition: The customer </text:span><text:span text:style-name="T7">is logged in and is in the customer dashboard</text:span></text:p>
      <text:p text:style-name="P23">Post-condition: The customer will be able to view <text:span text:style-name="T16">ratings and feedback he submitted for the products he bought</text:span></text:p>
      <text:p text:style-name="P24">Main Course: </text:p>
      <text:list xml:id="list2185932604774904096" text:style-name="L4">
        <text:list-item>
          <text:p text:style-name="P25">The use case begins when the customer clicks on the “My Reviews” link in the navigation section</text:p>
        </text:list-item>
        <text:list-item>
          <text:p text:style-name="P25">The system displays a table containing the products and the reviews I've written</text:p>
        </text:list-item>
        <text:list-item>
          <text:p text:style-name="P26">The user sees the feedback he submitted for the product</text:p>
        </text:list-item>
        <text:list-item>
          <text:p text:style-name="P26">The use case exits.</text:p>
        </text:list-item>
      </text:list>
      <text:p text:style-name="P21"/>
      <text:p text:style-name="P57">Use Case #4</text:p>
      <text:p text:style-name="P27">Name: <text:span text:style-name="T12">Re-order Items</text:span></text:p>
      <text:p text:style-name="P27">Actor: Customer</text:p>
      <text:p text:style-name="P27">Pre-condition: <text:span text:style-name="T19">The customer is logged in and the product is currently in stock. </text:span></text:p>
      <text:p text:style-name="P27">Post-condition: <text:span text:style-name="T20">The product is added in the user's cart</text:span></text:p>
      <text:p text:style-name="P27">Main Course:</text:p>
      <text:list xml:id="list6321278972454321674" text:style-name="L5">
        <text:list-item>
          <text:p text:style-name="P28"><text:span text:style-name="T17">The use case begins when the User views his orders (</text:span>Use Case <text:span text:style-name="T8">#1)</text:span></text:p>
        </text:list-item>
        <text:list-item>
          <text:p text:style-name="P29">The <text:span text:style-name="T18">user clicks on the item he wants to re-order</text:span></text:p>
        </text:list-item>
        <text:list-item>
          <text:p text:style-name="P30">The system displays the item details</text:p>
        </text:list-item>
        <text:list-item>
          <text:p text:style-name="P30">The user inputs the amount he wants to re-order</text:p>
        </text:list-item>
        <text:list-item>
          <text:p text:style-name="P30">The user clicks on re-order button</text:p>
        </text:list-item>
        <text:list-item>
          <text:p text:style-name="P30">The system adds the item in the user's shopping cart</text:p>
        </text:list-item>
      </text:list>
      <text:p text:style-name="P31">Exception:</text:p>
      <text:p text:style-name="P31">5a. The product is out of stock</text:p>
      <text:p text:style-name="P31"/>
      <text:p text:style-name="P58">Use Case #5</text:p>
      <text:p text:style-name="P32">Name : Update Settings</text:p>
      <text:p text:style-name="P32">Actor: Customer</text:p>
      <text:p text:style-name="P33">Pre-condition: The customer is registered and logged in</text:p>
      <text:p text:style-name="P33">Post-condtion: The customer's profile settings is updated</text:p>
      <text:p text:style-name="P33">Main Course:</text:p>
      <text:list xml:id="list6757352735678422206" text:style-name="L8">
        <text:list-item>
          <text:p text:style-name="P35">The use case begins when the User clicks on My Settings</text:p>
        </text:list-item>
        <text:list-item>
          <text:p text:style-name="P35">The system display the user's profile details and settings</text:p>
        </text:list-item>
        <text:list-item>
          <text:p text:style-name="P36">The user clicks on Edit Profile</text:p>
        </text:list-item>
        <text:list-item>
          <text:p text:style-name="P37">The system makes the form editable</text:p>
        </text:list-item>
        <text:list-item>
          <text:p text:style-name="P37">The user updates the form fields</text:p>
        </text:list-item>
        <text:list-item>
          <text:p text:style-name="P37"><text:soft-page-break/>The user clicks submit</text:p>
        </text:list-item>
        <text:list-item>
          <text:p text:style-name="P37">The system updates the user's profile</text:p>
        </text:list-item>
      </text:list>
      <text:p text:style-name="P34"/>
      <text:p text:style-name="P2">Test Case <text:span text:style-name="T9">#1 (Refer to UC#1)</text:span></text:p>
      <text:p text:style-name="P8">Scenario: <text:span text:style-name="T10">View Orders</text:span></text:p>
      <text:p text:style-name="P9">Given <text:span text:style-name="T11">a customer who successfully made an order in the store page, </text:span></text:p>
      <text:p text:style-name="P10">And the customer is logged in the customer dashboard, <text:s/></text:p>
      <text:p text:style-name="P10">When the customer clicks on “My Orders”, </text:p>
      <text:p text:style-name="P10">Then the customer should the order he made in the order list. </text:p>
      <text:p text:style-name="P54"/>
      <text:p text:style-name="P59">Test Case #2 (Refer to UC#2)</text:p>
      <text:p text:style-name="P39">Scenario: <text:span text:style-name="T21">View Wishlist</text:span></text:p>
      <text:p text:style-name="P40">Given a customer who is logged in, </text:p>
      <text:p text:style-name="P40">When the customer clicks on “<text:span text:style-name="T22">My Wishlist</text:span>” <text:span text:style-name="T22">link</text:span>,</text:p>
      <text:p text:style-name="P40">Then the <text:span text:style-name="T23">customer's wishlist items should show up in the table</text:span></text:p>
      <text:p text:style-name="P38"/>
      <text:p text:style-name="P60">Test Case #3 (<text:span text:style-name="T23">Refer to UC#2)</text:span></text:p>
      <text:p text:style-name="P41">Scenario: View Wishlist – No wishlist items </text:p>
      <text:p text:style-name="P41">Given a customer,</text:p>
      <text:p text:style-name="P41">And the customer is logged in the customer dashboard,</text:p>
      <text:p text:style-name="P42">When the customer clicks on “My Wishlist” link, </text:p>
      <text:p text:style-name="P42">Then a message should appear on the screen saying that “No items has been added to wishlist”</text:p>
      <text:p text:style-name="P42"/>
      <text:p text:style-name="P61">Test Case #4 (Refer to UC#3)</text:p>
      <text:p text:style-name="P43">Scenario: View Reviews</text:p>
      <text:p text:style-name="P44">Given a customer</text:p>
      <text:p text:style-name="P44">And the customer is logged in the customer dashboard</text:p>
      <text:p text:style-name="P44">When the customer clicks on “View Reviews” link,</text:p>
      <text:p text:style-name="P44">And the customer has submitted a review for a product he bought</text:p>
      <text:p text:style-name="P44">Then the review should appear on the table</text:p>
      <text:p text:style-name="P44"/>
      <text:p text:style-name="P61">Test Case #<text:span text:style-name="T24">5</text:span> (Refer to UC#4)</text:p>
      <text:p text:style-name="P43">Scenario: Re-order products</text:p>
      <text:p text:style-name="P45">Given a customer</text:p>
      <text:p text:style-name="P45">And the customer is logged in the customer dashboard</text:p>
      <text:p text:style-name="P45">When the customer clicks on “View orders” link, </text:p>
      <text:p text:style-name="P45">And the customer clicks on a product in the Orders page,</text:p>
      <text:p text:style-name="P45">And the customer inputs a quantity to reorder, </text:p>
      <text:p text:style-name="P45">And the customer <text:span text:style-name="T25">clicks on “Re-order” button</text:span></text:p>
      <text:p text:style-name="P46">Then the product should appear on his cart</text:p>
      <text:p text:style-name="P62"/>
      <text:p text:style-name="P61">Test Case #<text:span text:style-name="T24">6</text:span> (Refer to UC#5)</text:p>
      <text:p text:style-name="P43"><text:soft-page-break/>Scenario: Update profile settings</text:p>
      <text:p text:style-name="P47">Given a customer,</text:p>
      <text:p text:style-name="P47">And the customer is registered and logged in the system,</text:p>
      <text:p text:style-name="P47">When the customer clicks on “Update Profile Settings”,</text:p>
      <text:p text:style-name="P47">And the customer clicks on “Edit Profile”,</text:p>
      <text:p text:style-name="P47">And the customer updates the form fields,</text:p>
      <text:p text:style-name="P47">And the customer clicks on submit,</text:p>
      <text:p text:style-name="P47">Then the customer's profile should be updated</text:p>
      <text:p text:style-name="P47"/>
      <text:p text:style-name="P4">Database Design</text:p>
      <text:p text:style-name="P14"/>
      <text:p text:style-name="P4">Entities</text:p>
      <text:p text:style-name="P11">Vendor</text:p>
      <text:p text:style-name="P12">Supplier</text:p>
      <text:p text:style-name="P12">Customer</text:p>
      <text:p text:style-name="P12">Order</text:p>
      <text:p text:style-name="P12">OrderDetails</text:p>
      <text:p text:style-name="P12">Payment</text:p>
      <text:p text:style-name="P12">Shipper</text:p>
      <text:p text:style-name="P12">Product</text:p>
      <text:p text:style-name="P12">ProductCategory</text:p>
      <text:p text:style-name="P12"/>
      <text:p text:style-name="P5">Data Flow Diagram</text:p>
      <text:p text:style-name="P13">http://www.visual-paradigm.com/tutorials/data-flow-diagram-example-food-ordering-system.js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8:27:19.356285074</meta:creation-date>
    <dc:date>2016-02-06T12:09:20.996348789</dc:date>
    <meta:editing-duration>PT2H48M20S</meta:editing-duration>
    <meta:editing-cycles>70</meta:editing-cycles>
    <meta:generator>LibreOffice/4.2.8.2$Linux_X86_64 LibreOffice_project/420m0$Build-2</meta:generator>
    <meta:document-statistic meta:table-count="0" meta:image-count="0" meta:object-count="0" meta:page-count="4" meta:paragraph-count="132" meta:word-count="887" meta:character-count="4983" meta:non-whitespace-character-count="4242"/>
  </office:meta>
</office:document-meta>
</file>